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4.796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9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column table:style-name="co12" table:default-cell-style-name="Default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9"/>
        </table:table-row>
        <table:table-row table:style-name="ro1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  <table:table-cell table:style-name="ce62" office:value-type="string" calcext:value-type="string">
            <text:p>vec</text:p>
          </table:table-cell>
        </table:table-row>
        <table:table-row table:style-name="ro1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9"/>
        </table:table-row>
        <table:table-row table:style-name="ro1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9"/>
        </table:table-row>
        <table:table-row table:style-name="ro1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9"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9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9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 table:number-columns-repeated="2"/>
        </table:table-row>
        <table:table-row table:style-name="ro1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 table:number-columns-repeated="2"/>
        </table:table-row>
        <table:table-row table:style-name="ro1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 table:number-columns-repeated="2"/>
        </table:table-row>
        <table:table-row table:style-name="ro1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9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 table:number-columns-repeated="2"/>
        </table:table-row>
        <table:table-row table:style-name="ro1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  <table:table-cell/>
        </table:table-row>
        <table:table-row table:style-name="ro1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  <table:table-cell table:style-name="ce62"/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7"/>
        </table:table-row>
        <table:table-row table:style-name="ro1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 table:number-columns-repeated="2"/>
        </table:table-row>
        <table:table-row table:style-name="ro1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  <table:table-cell table:style-name="ce65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Radian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rad/s ] = [ rad ] / [ s ]</text:p>
          </table:table-cell>
          <table:table-cell table:style-name="ce62" office:value-type="string" calcext:value-type="string">
            <text:p>radian? per %ssecond</text:p>
          </table:table-cell>
          <table:table-cell table:style-name="ce62" office:value-type="string" calcext:value-type="string">
            <text:p>rad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3" office:value-type="string" calcext:value-type="string">
            <text:p>TRadian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rad/s2 ] = [ rad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teradian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sr/s2 ] = [ sr ] / [ s2 ]</text:p>
          </table:table-cell>
          <table:table-cell table:style-name="ce62" office:value-type="string" calcext:value-type="string">
            <text:p>square radian? per square %ssecond</text:p>
          </table:table-cell>
          <table:table-cell table:style-name="ce62" office:value-type="string" calcext:value-type="string">
            <text:p>rad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 table:style-name="ce62" office:value-type="string" calcext:value-type="string">
            <text:p>vec</text:p>
          </table:table-cell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 table:style-name="ce62" office:value-type="string" calcext:value-type="string">
            <text:p>vec</text:p>
          </table:table-cell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7"/>
        </table:table-row>
        <table:table-row table:style-name="ro1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2"/>
          <table:table-cell table:style-name="ce62" office:value-type="string" calcext:value-type="string">
            <text:p>vec</text:p>
          </table:table-cell>
        </table:table-row>
        <table:table-row table:style-name="ro1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9"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main definition [ kg*m/s ] = [kg ] * [ m/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 table:style-name="ce62" office:value-type="string" calcext:value-type="string">
            <text:p>vec</text:p>
          </table:table-cell>
        </table:table-row>
        <table:table-row table:style-name="ro1">
          <table:table-cell table:style-name="ce40" office:value-type="string" calcext:value-type="string">
            <text:p>// squarekilogram squaremeter per squaresecond [ kg2 *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*</text:p>
          </table:table-cell>
          <table:table-cell table:number-columns-repeated="2" table:style-name="ce66" office:value-type="string" calcext:value-type="string">
            <text:p>TKilogramMeter?PerSecond</text:p>
          </table:table-cell>
          <table:table-cell table:style-name="ce66" office:value-type="string" calcext:value-type="string">
            <text:p>main definition [ kg*m/s ] * [ kg*m/s ]</text:p>
          </table:table-cell>
          <table:table-cell table:style-name="ce66" office:value-type="string" calcext:value-type="string">
            <text:p>square%sgram square%smeter? per square%ssecond</text:p>
          </table:table-cell>
          <table:table-cell table:style-name="ce66" office:value-type="string" calcext:value-type="string">
            <text:p>%sg2.%sm2/%ss2</text:p>
          </table:table-cell>
          <table:table-cell table:style-name="ce66" table:number-columns-repeated="2"/>
          <table:table-cell table:style-name="ce89" table:number-columns-repeated="3"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SquarePower</text:p>
          </table:table-cell>
          <table:table-cell table:style-name="ce66" office:value-type="string" calcext:value-type="string">
            <text:p>TKilogramMeter?PerSecond</text:p>
          </table:table-cell>
          <table:table-cell table:style-name="ce66" table:number-columns-repeated="6"/>
          <table:table-cell table:style-name="ce89" table:number-columns-repeated="3"/>
        </table:table-row>
        <table:table-row table:style-name="ro1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2"/>
          <table:table-cell table:style-name="ce62" office:value-type="string" calcext:value-type="string">
            <text:p>vec</text:p>
          </table:table-cell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table:number-columns-repeated="7"/>
        </table:table-row>
        <table:table-row table:style-name="ro1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2" office:value-type="string" calcext:value-type="string">
            <text:p>TPound?PerCubicInch</text:p>
          </table:table-cell>
          <table:table-cell table:style-name="ce60" table:number-columns-repeated="4"/>
          <table:table-cell table:style-name="ce60" office:value-type="string" calcext:value-type="string">
            <text:p>pound? per cubic inch</text:p>
          </table:table-cell>
          <table:table-cell table:style-name="ce60" office:value-type="string" calcext:value-type="string">
            <text:p>lb/in3</text:p>
          </table:table-cell>
          <table:table-cell table:style-name="ce60"/>
          <table:table-cell table:style-name="ce60" office:value-type="string" calcext:value-type="string">
            <text:p>TKilogram?PerCubicMeter</text:p>
          </table:table-cell>
          <table:table-cell table:style-name="ce60" office:value-type="string" calcext:value-type="string">
            <text:p>27679.9047102031</text:p>
          </table:table-cell>
          <table:table-cell table:style-name="ce60" table:number-columns-repeated="2"/>
        </table:table-row>
        <table:table-row table:style-name="ro1">
          <table:table-cell table:style-name="ce39" office:value-type="string" calcext:value-type="string">
            <text:p>// { SPECIAL UNITS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SSSS------------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7"/>
        </table:table-row>
        <table:table-row table:style-name="ro1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  <table:table-cell table:style-name="ce65"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table:number-columns-repeated="7"/>
        </table:table-row>
        <table:table-row table:style-name="ro1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  <table:table-cell table:style-name="ce88"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3"/>
        </table:table-row>
        <table:table-row table:style-name="ro1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TKilogram?</text:p>
          </table:table-cell>
          <table:table-cell table:style-name="ce66" office:value-type="string" calcext:value-type="string">
            <text:p>alternative definition [ J ] = [ kg2*m2/s2 ] / [ kg ]</text:p>
          </table:table-cell>
          <table:table-cell table:style-name="ce66" table:number-columns-repeated="4"/>
          <table:table-cell table:style-name="ce89" table:number-columns-repeated="3"/>
        </table:table-row>
        <table:table-row table:style-name="ro1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3"/>
        </table:table-row>
        <table:table-row table:style-name="ro1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W ] = [ J ] * [ Hz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table:number-columns-repeated="7"/>
        </table:table-row>
        <table:table-row table:style-name="ro1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7"/>
        </table:table-row>
        <table:table-row table:style-name="ro1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7"/>
        </table:table-row>
        <table:table-row table:style-name="ro1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7"/>
        </table:table-row>
        <table:table-row table:style-name="ro1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3"/>
        </table:table-row>
        <table:table-row table:style-name="ro1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 table:number-columns-repeated="2"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table:number-columns-repeated="7"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office:value-type="string" calcext:value-type="string">
            <text:p>%snewton? per %smeter</text:p>
          </table:table-cell>
          <table:table-cell table:style-name="ce62" office:value-type="string" calcext:value-type="string">
            <text:p>%sN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7"/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 table:number-columns-repeated="2"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table:number-columns-repeated="7"/>
        </table:table-row>
        <table:table-row table:style-name="ro1">
          <table:table-cell table:style-name="ce39" office:value-type="string" calcext:value-type="string">
            <text:p>// { CONTINUITY EQUATION: MASS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Newton?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kg/s ] = [ N ] / [ m/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 kg/s ] = [ kg/m ] * [ m/s ]</text:p>
          </table:table-cell>
          <table:table-cell table:style-name="ce67" table:number-columns-repeated="2"/>
          <table:table-cell table:style-name="ce66"/>
          <table:table-cell table:style-name="ce67" table:number-columns-repeated="4"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kg/s ] = [ W ] / [ m2/s2 ]</text:p>
          </table:table-cell>
          <table:table-cell table:style-name="ce67" table:number-columns-repeated="2"/>
          <table:table-cell table:style-name="ce66"/>
          <table:table-cell table:style-name="ce67" table:number-columns-repeated="4"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3"/>
        </table:table-row>
        <table:table-row table:style-name="ro1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7"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5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7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3"/>
        </table:table-row>
        <table:table-row table:style-name="ro1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5"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5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7"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  <table:table-cell table:style-name="ce62"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  <table:table-cell table:style-name="ce62"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  <table:table-cell table:style-name="ce62"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3"/>
        </table:table-row>
        <table:table-row table:style-name="ro1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3"/>
        </table:table-row>
        <table:table-row table:style-name="ro1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7"/>
        </table:table-row>
        <table:table-row table:style-name="ro1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5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3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3"/>
        </table:table-row>
        <table:table-row table:style-name="ro1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7"/>
        </table:table-row>
        <table:table-row table:style-name="ro1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3"/>
        </table:table-row>
        <table:table-row table:style-name="ro1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3"/>
        </table:table-row>
        <table:table-row table:style-name="ro1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m ] = [ H ] /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 m ] = [ T*m/A ] = [ T/A ] *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3"/>
        </table:table-row>
        <table:table-row table:style-name="ro1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3"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3"/>
        </table:table-row>
        <table:table-row table:style-name="ro1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table:number-columns-repeated="2"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4"/>
        </table:table-row>
        <table:table-row table:style-name="ro1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4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4"/>
        </table:table-row>
        <table:table-row table:style-name="ro1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4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4"/>
        </table:table-row>
        <table:table-row table:style-name="ro1" table:number-rows-repeated="104809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16:17:48.08928079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7T16:18:53.258472815</dc:date>
    <meta:editing-duration>P4DT43M35S</meta:editing-duration>
    <meta:editing-cycles>3146</meta:editing-cycles>
    <meta:generator>LibreOffice/7.6.4.1$Linux_X86_64 LibreOffice_project/60$Build-1</meta:generator>
    <meta:print-date>2023-03-25T21:17:20.703000000</meta:print-date>
    <meta:document-statistic meta:table-count="1" meta:cell-count="3610" meta:object-count="0"/>
  </office:meta>
</office:document-meta>
</file>